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00%"/>
      <style:text-properties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justify" fo:line-height="100%"/>
    </style:style>
    <style:style style:name="P3" style:parent-style-name="Normal" style:family="paragraph">
      <style:paragraph-properties fo:text-align="justify" fo:line-height="100%"/>
    </style:style>
    <style:style style:name="P4" style:parent-style-name="Normal" style:family="paragraph">
      <style:paragraph-properties fo:text-align="justify" fo:line-height="100%"/>
    </style:style>
    <style:style style:name="P5" style:parent-style-name="Normal" style:family="paragraph">
      <style:paragraph-properties fo:text-align="justify" fo:line-height="100%"/>
    </style:style>
    <style:style style:name="P6" style:parent-style-name="Normal" style:family="paragraph">
      <style:paragraph-properties fo:text-align="justify" fo:line-height="100%"/>
    </style:style>
    <style:style style:name="P7" style:parent-style-name="Normal" style:family="paragraph">
      <style:paragraph-properties fo:text-align="justify" fo:line-height="100%"/>
    </style:style>
    <style:style style:name="P8" style:parent-style-name="Normal" style:family="paragraph">
      <style:paragraph-properties fo:text-align="justify" fo:line-height="100%"/>
    </style:style>
    <style:style style:name="P9" style:parent-style-name="Normal" style:family="paragraph">
      <style:paragraph-properties fo:text-align="justify" fo:line-height="100%"/>
    </style:style>
    <style:style style:name="P10" style:parent-style-name="Normal" style:family="paragraph">
      <style:paragraph-properties fo:text-align="justify" fo:line-height="100%"/>
    </style:style>
    <style:style style:name="P11" style:parent-style-name="Normal" style:family="paragraph">
      <style:paragraph-properties fo:text-align="justify" fo:line-height="100%"/>
    </style:style>
    <style:style style:name="P12" style:parent-style-name="Normal" style:family="paragraph">
      <style:paragraph-properties fo:text-align="justify" fo:line-height="100%"/>
    </style:style>
    <style:style style:name="P13" style:parent-style-name="Normal" style:family="paragraph">
      <style:paragraph-properties fo:text-align="justify" fo:line-height="100%"/>
    </style:style>
    <style:style style:name="P14" style:parent-style-name="Normal" style:family="paragraph">
      <style:paragraph-properties fo:text-align="justify" fo:line-height="100%"/>
    </style:style>
    <style:style style:name="P15" style:parent-style-name="Normal" style:family="paragraph">
      <style:paragraph-properties fo:text-align="justify" fo:line-height="100%"/>
    </style:style>
    <style:style style:name="P16" style:parent-style-name="Normal" style:family="paragraph">
      <style:paragraph-properties fo:text-align="justify" fo:line-height="100%"/>
    </style:style>
    <style:style style:name="P17" style:parent-style-name="Normal" style:family="paragraph">
      <style:paragraph-properties fo:text-align="justify" fo:line-height="100%"/>
    </style:style>
    <style:style style:name="P18" style:parent-style-name="Normal" style:family="paragraph">
      <style:paragraph-properties fo:text-align="justify" fo:line-height="100%"/>
    </style:style>
    <style:style style:name="P19" style:parent-style-name="Normal" style:family="paragraph">
      <style:paragraph-properties fo:text-align="justify" fo:line-height="100%"/>
    </style:style>
    <style:style style:name="P20" style:parent-style-name="Normal" style:family="paragraph">
      <style:paragraph-properties fo:text-align="justify" fo:line-height="100%"/>
    </style:style>
    <style:style style:name="P21" style:parent-style-name="Normal" style:family="paragraph">
      <style:paragraph-properties fo:text-align="justify" fo:line-height="100%"/>
    </style:style>
    <style:style style:name="P22" style:parent-style-name="Normal" style:family="paragraph">
      <style:paragraph-properties fo:text-align="justify" fo:line-height="100%"/>
    </style:style>
    <style:style style:name="P23" style:parent-style-name="Normal" style:family="paragraph">
      <style:paragraph-properties fo:text-align="justify" fo:line-height="100%"/>
    </style:style>
    <style:style style:name="P24" style:parent-style-name="Normal" style:family="paragraph">
      <style:paragraph-properties fo:text-align="justify" fo:line-height="100%"/>
    </style:style>
  </office:automatic-styles>
  <office:body>
    <office:text text:use-soft-page-breaks="true">
      <text:p text:style-name="P1">OUTPUT:</text:p>
      <text:p text:style-name="P2"/>
      <text:p text:style-name="P3">C:\Users\nivas\Desktop\Masters\3 Sem\HPC\C Program\Exercise_02&gt;gcc Ex_02.c</text:p>
      <text:p text:style-name="P4"/>
      <text:p text:style-name="P5">C:\Users\nivas\Desktop\Masters\3 Sem\HPC\C Program\Exercise_02&gt;dir</text:p>
      <text:p text:style-name="P6"><text:s/>Volume in drive C is Windows</text:p>
      <text:p text:style-name="P7"><text:s/>Volume Serial Number is 882F-7508</text:p>
      <text:p text:style-name="P8"/>
      <text:p text:style-name="P9"><text:s/>Directory of C:\Users\nivas\Desktop\Masters\3 Sem\HPC\C Program\Exercise_02</text:p>
      <text:p text:style-name="P10"/>
      <text:p text:style-name="P11">16/11/2019 <text:s/>16:20 <text:s text:c="3"/>&lt;DIR&gt; <text:s text:c="9"/>.</text:p>
      <text:p text:style-name="P12">16/11/2019 <text:s/>16:20 <text:s text:c="3"/>&lt;DIR&gt; <text:s text:c="9"/>..</text:p>
      <text:p text:style-name="P13">16/11/2019 <text:s/>16:20 <text:s text:c="11"/>49.139 a.exe</text:p>
      <text:p text:style-name="P14">11/11/2019 <text:s/>18:51 <text:s text:c="12"/>4.819 Exercise_02_Output.txt.odt</text:p>
      <text:p text:style-name="P15">16/11/2019 <text:s/>16:17 <text:s text:c="14"/>516 Ex_02.c</text:p>
      <text:p text:style-name="P16"><text:s text:c="15"/>3 File(s) <text:s text:c="8"/>54.474 bytes</text:p>
      <text:p text:style-name="P17"><text:s text:c="15"/>2 Dir(s) <text:s/>255.533.289.472 bytes free</text:p>
      <text:p text:style-name="P18"/>
      <text:p text:style-name="P19">C:\Users\nivas\Desktop\Masters\3 Sem\HPC\C Program\Exercise_02&gt;a</text:p>
      <text:p text:style-name="P20">Enter the value of the sub-intervals 1000</text:p>
      <text:p text:style-name="P21">Enter the value of the upper limit 0</text:p>
      <text:p text:style-name="P22">Enter the value of the lower limit 1</text:p>
      <text:p text:style-name="P23"/>
      <text:p text:style-name="P24">The integral is: 0.78539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katasubramanian Sundaramoorthy</meta:initial-creator>
    <dc:creator>Venkatasubramanian Sundaramoorthy</dc:creator>
    <meta:creation-date>2019-11-09T12:37:00Z</meta:creation-date>
    <dc:date>2019-11-16T15:21:00Z</dc:date>
    <meta:template xlink:href="Normal" xlink:type="simple"/>
    <meta:editing-cycles>4</meta:editing-cycles>
    <meta:editing-duration>PT0S</meta:editing-duration>
    <meta:document-statistic meta:page-count="1" meta:paragraph-count="1" meta:word-count="123" meta:character-count="828" meta:row-count="5" meta:non-whitespace-character-count="706"/>
  </office:meta>
</office:document-meta>
</file>